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BC000002BCDA569A343894F1D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6.77cm" fo:min-width="12.42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635cm" svg:y1="1.635cm" svg:x2="4.635cm" svg:y2="16.635cm">
          <text:p/>
        </draw:line>
        <draw:g>
          <draw:line draw:style-name="gr1" draw:text-style-name="P1" draw:layer="layout" svg:x1="9.635cm" svg:y1="1.635cm" svg:x2="9.635cm" svg:y2="16.635cm">
            <text:p/>
          </draw:line>
          <draw:line draw:style-name="gr1" draw:text-style-name="P1" draw:layer="layout" svg:x1="9.635cm" svg:y1="16.635cm" svg:x2="4.635cm" svg:y2="16.635cm">
            <text:p/>
          </draw:line>
        </draw:g>
        <draw:line draw:style-name="gr1" draw:text-style-name="P1" draw:layer="layout" svg:x1="9.635cm" svg:y1="1.635cm" svg:x2="4.635cm" svg:y2="1.635cm">
          <text:p/>
        </draw:line>
        <draw:frame draw:style-name="gr2" draw:text-style-name="P1" draw:layer="layout" svg:width="2.5cm" svg:height="2.5cm" svg:x="10.635cm" svg:y="4.635cm">
          <draw:image xlink:href="Pictures/10000000000002BC000002BCDA569A343894F1D3.png" xlink:type="simple" xlink:show="embed" xlink:actuate="onLoad" loext:mime-type="image/png">
            <text:p/>
          </draw:image>
        </draw:frame>
        <draw:frame draw:style-name="gr2" draw:text-style-name="P1" draw:layer="layout" svg:width="2.5cm" svg:height="2.5cm" svg:x="10.635cm" svg:y="7.635cm">
          <draw:image xlink:href="Pictures/10000000000002BC000002BCDA569A343894F1D3.png" xlink:type="simple" xlink:show="embed" xlink:actuate="onLoad" loext:mime-type="image/png">
            <text:p/>
          </draw:image>
        </draw:frame>
        <draw:frame draw:style-name="gr2" draw:text-style-name="P1" draw:layer="layout" svg:width="2.5cm" svg:height="2.5cm" svg:x="10.635cm" svg:y="13.635cm">
          <draw:image xlink:href="Pictures/10000000000002BC000002BCDA569A343894F1D3.png" xlink:type="simple" xlink:show="embed" xlink:actuate="onLoad" loext:mime-type="image/png">
            <text:p/>
          </draw:image>
        </draw:frame>
        <draw:frame draw:style-name="gr2" draw:text-style-name="P1" draw:layer="layout" svg:width="2.5cm" svg:height="2.5cm" svg:x="1.135cm" svg:y="1.635cm">
          <draw:image xlink:href="Pictures/10000000000002BC000002BCDA569A343894F1D3.png" xlink:type="simple" xlink:show="embed" xlink:actuate="onLoad" loext:mime-type="image/png">
            <text:p/>
          </draw:image>
        </draw:frame>
        <draw:frame draw:style-name="gr2" draw:text-style-name="P1" draw:layer="layout" svg:width="2.5cm" svg:height="2.5cm" svg:x="1.135cm" svg:y="4.535cm">
          <draw:image xlink:href="Pictures/10000000000002BC000002BCDA569A343894F1D3.png" xlink:type="simple" xlink:show="embed" xlink:actuate="onLoad" loext:mime-type="image/png">
            <text:p/>
          </draw:image>
        </draw:frame>
        <draw:frame draw:style-name="gr2" draw:text-style-name="P1" draw:layer="layout" svg:width="2.5cm" svg:height="2.5cm" svg:x="10.635cm" svg:y="1.635cm">
          <draw:image xlink:href="Pictures/10000000000002BC000002BCDA569A343894F1D3.png" xlink:type="simple" xlink:show="embed" xlink:actuate="onLoad" loext:mime-type="image/png">
            <text:p/>
          </draw:image>
        </draw:frame>
        <draw:frame draw:style-name="gr2" draw:text-style-name="P1" draw:layer="layout" svg:width="2.5cm" svg:height="2.5cm" svg:x="1.135cm" svg:y="11.135cm">
          <draw:image xlink:href="Pictures/10000000000002BC000002BCDA569A343894F1D3.png" xlink:type="simple" xlink:show="embed" xlink:actuate="onLoad" loext:mime-type="image/png">
            <text:p/>
          </draw:image>
        </draw:frame>
        <draw:frame draw:style-name="gr2" draw:text-style-name="P1" draw:layer="layout" svg:width="2.5cm" svg:height="2.5cm" svg:x="1.235cm" svg:y="14.135cm">
          <draw:image xlink:href="Pictures/10000000000002BC000002BCDA569A343894F1D3.png" xlink:type="simple" xlink:show="embed" xlink:actuate="onLoad" loext:mime-type="image/png">
            <text:p/>
          </draw:image>
        </draw:frame>
        <draw:custom-shape draw:style-name="gr3" draw:text-style-name="P1" draw:layer="layout" svg:width="13cm" svg:height="17.1cm" svg:x="0.635cm" svg:y="0.63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5cm" svg:height="2.5cm" svg:x="10.635cm" svg:y="10.635cm">
          <draw:image xlink:href="Pictures/10000000000002BC000002BCDA569A343894F1D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635cm" fo:margin-bottom="0.635cm" fo:margin-left="0.635cm" fo:margin-right="0.635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21:33:08.711675859</meta:creation-date>
    <meta:print-date>2018-10-24T22:23:07.526207420</meta:print-date>
    <dc:date>2018-10-25T22:36:20.763255919</dc:date>
    <meta:editing-duration>PT23H47M25S</meta:editing-duration>
    <meta:editing-cycles>4</meta:editing-cycles>
    <meta:generator>LibreOffice/6.1.2.1$MacOSX_X86_64 LibreOffice_project/65905a128db06ba48db947242809d14d3f9a93fe</meta:generator>
    <meta:document-statistic meta:object-count="15"/>
  </office:meta>
</office:document-meta>
</file>